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14pt" fo:language="es" fo:country="AR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language="es" fo:country="AR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fo:font-size="18pt" fo:language="es" fo:country="AR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fo:font-size="18pt" fo:language="es" fo:country="AR" fo:font-weight="bold" officeooo:rsid="001b8982" officeooo:paragraph-rsid="001b8982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fo:font-size="10pt" fo:language="es" fo:country="AR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fo:font-size="12pt" fo:language="es" fo:country="AR" fo:font-weight="bold" officeooo:rsid="001b8982" officeooo:paragraph-rsid="001b8982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language="es" fo:country="AR"/>
    </style:style>
    <style:style style:name="P8" style:family="paragraph" style:parent-style-name="Standard">
      <style:paragraph-properties fo:margin-top="0in" fo:margin-bottom="0in" loext:contextual-spacing="false"/>
      <style:text-properties fo:language="es" fo:country="AR" fo:background-color="#a4c2f4"/>
    </style:style>
    <style:style style:name="P9" style:family="paragraph" style:parent-style-name="Standard">
      <style:paragraph-properties fo:margin-top="0in" fo:margin-bottom="0in" loext:contextual-spacing="false"/>
      <style:text-properties fo:language="es" fo:country="AR" officeooo:rsid="001b8982" officeooo:paragraph-rsid="001b8982"/>
    </style:style>
    <style:style style:name="P10" style:family="paragraph" style:parent-style-name="Standard">
      <style:paragraph-properties fo:margin-top="0in" fo:margin-bottom="0in" loext:contextual-spacing="false"/>
      <style:text-properties fo:language="es" fo:country="AR" fo:font-weight="bold" style:font-weight-asian="bold"/>
    </style:style>
    <style:style style:name="P1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language="es" fo:country="AR" fo:font-weight="bold" style:font-size-asian="14pt" style:font-weight-asian="bold" style:font-size-complex="14pt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style:font-weight-asian="bold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style:font-weight-asian="bold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officeooo:paragraph-rsid="001e443a" style:font-weight-asian="bold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officeooo:rsid="001b8982" officeooo:paragraph-rsid="001b8982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officeooo:rsid="001b89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rso de Diseño de PCBs - CESE</text:p>
      <text:p text:style-name="P2">Hoja de presentación de proyecto</text:p>
      <text:p text:style-name="P7"/>
      <text:p text:style-name="P7"><text:span text:style-name="T1">Nombre corto del proyecto:</text:span> </text:p>
      <text:p text:style-name="P4">CIAABOT - G1</text:p>
      <text:p text:style-name="P7"/>
      <text:p text:style-name="P8">Autor:</text:p>
      <text:p text:style-name="P4">Leandro Lanzieri Rodríguez</text:p>
      <text:p text:style-name="P3"/>
      <text:p text:style-name="P8">Fecha de este documento::</text:p>
      <text:p text:style-name="P3"/>
      <text:p text:style-name="P3"><text:span text:style-name="T3">9</text:span> <text:span text:style-name="T3">Mayo </text:span>de 201<text:span text:style-name="T3">7</text:span></text:p>
      <text:p text:style-name="P8"/>
      <text:p text:style-name="P8">Licencia:</text:p>
      <text:p text:style-name="P1">BSD</text:p>
      <text:p text:style-name="P7"/>
      <text:p text:style-name="P8">Repositorio de trabajo:</text:p>
      <text:p text:style-name="P9"><text:span text:style-name="T2">https://github.com/leandrolanzieri/ciaabot-g1-poncho.git</text:span></text:p>
      <text:p text:style-name="P8">Descripción:</text:p>
      <text:p text:style-name="P6">Este circuito presenta los drivers de motores y conexiones a los sensores para el modelo G1 del proyecto CIAABOT.</text:p>
      <text:p text:style-name="P5"/>
      <text:p text:style-name="P8">Requisitos del profesor:</text:p>
      <text:p text:style-name="P10">Requisitos comunes a todos: </text:p>
      <text:list xml:id="list515412616366573477" text:style-name="WWNum2">
        <text:list-item>
          <text:p text:style-name="P12">Licencia abierta (se tiene que poder publicar los archivos KiCad y la funcionalidad del circuito).</text:p>
        </text:list-item>
        <text:list-item>
          <text:p text:style-name="P12">Utilizar Kicad 4.0.x. </text:p>
        </text:list-item>
        <text:list-item>
          <text:p text:style-name="P12">Consolidar toda la documentación en forma organizada dentro del directorio de proyecto de KiCad.</text:p>
        </text:list-item>
        <text:list-item>
          <text:p text:style-name="P12">Aplicar una licencia o aclarar el Copyright.</text:p>
        </text:list-item>
        <text:list-item>
          <text:p text:style-name="P12">Considerar en cada caso, los aspectos vistos referente a documentación.</text:p>
        </text:list-item>
        <text:list-item>
          <text:p text:style-name="P12">Realizar diseño jerárquico salvo en circuitos muy pequeños.</text:p>
        </text:list-item>
        <text:list-item>
          <text:p text:style-name="P12">Siempre que sea posible, considerar para los diseños componentes que se consigan en el mercado local.</text:p>
        </text:list-item>
        <text:list-item>
          <text:p text:style-name="P12">Se utilizará como proveedor de referencia a Mayer (para las reglas de diseño). </text:p>
        </text:list-item>
        <text:list-item>
          <text:p text:style-name="P12">Indicar que tipo/calidad de placa se considera para el diseño, intentando siempre que sea posible, seleccionar la de menor costo. </text:p>
        </text:list-item>
        <text:list-item>
          <text:p text:style-name="P15">El diseño será de doble faz.</text:p>
        </text:list-item>
      </text:list>
      <text:p text:style-name="P10"/>
      <text:p text:style-name="P10"/>
      <text:p text:style-name="P10"/>
      <text:p text:style-name="P10"/>
      <text:p text:style-name="P8"><text:soft-page-break/>Tareas y Alcance:</text:p>
      <text:p text:style-name="P10">Indicar hasta donde se pretende llegar con el diseño y que tareas involucra. Por ejemplo:</text:p>
      <text:list xml:id="list1355361112253459812" text:style-name="WWNum1">
        <text:list-item>
          <text:p text:style-name="P13">Búsqueda de esquemáticos de referencia.</text:p>
        </text:list-item>
        <text:list-item>
          <text:p text:style-name="P13">Adaptaciones de esquemático.</text:p>
        </text:list-item>
        <text:list-item>
          <text:p text:style-name="P13">Ingreso de esquemático a Kicad.</text:p>
        </text:list-item>
        <text:list-item>
          <text:p text:style-name="P13">Revisión del esquemático por un tercero.</text:p>
        </text:list-item>
        <text:list-item>
          <text:p text:style-name="P13">Cálculo de presupuesto y proveedores de componentes.</text:p>
        </text:list-item>
        <text:list-item>
          <text:p text:style-name="P13">Selección de footprints.</text:p>
        </text:list-item>
        <text:list-item>
          <text:p text:style-name="P13">Ubicación de componentes.</text:p>
        </text:list-item>
        <text:list-item>
          <text:p text:style-name="P13">Ruteo.</text:p>
        </text:list-item>
        <text:list-item>
          <text:p text:style-name="P14">Generación de Gerbers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5-09T21:10:27.874758535</dc:date>
    <meta:editing-duration>PT7M</meta:editing-duration>
    <meta:editing-cycles>4</meta:editing-cycles>
    <meta:document-statistic meta:table-count="0" meta:image-count="0" meta:object-count="0" meta:page-count="2" meta:paragraph-count="37" meta:word-count="249" meta:character-count="1580" meta:non-whitespace-character-count="1382"/>
  </office:meta>
</office:document-meta>
</file>